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b594e" officeooo:paragraph-rsid="000b594e"/>
    </style:style>
    <style:style style:name="P2" style:family="paragraph" style:parent-style-name="Standard">
      <style:paragraph-properties fo:margin-top="0cm" fo:margin-bottom="0.199cm" style:contextual-spacing="false" fo:line-height="150%"/>
      <style:text-properties fo:language="en" fo:country="US" officeooo:paragraph-rsid="000b594e"/>
    </style:style>
    <style:style style:name="P3" style:family="paragraph" style:parent-style-name="Standard">
      <style:paragraph-properties fo:margin-top="0cm" fo:margin-bottom="0.199cm" style:contextual-spacing="false" fo:line-height="150%"/>
      <style:text-properties fo:language="en" fo:country="US"/>
    </style:style>
    <style:style style:name="P4" style:family="paragraph" style:parent-style-name="Standard">
      <style:paragraph-properties fo:text-align="center" style:justify-single-word="false"/>
      <style:text-properties fo:font-size="20pt" fo:language="en" fo:country="US" officeooo:rsid="000b594e" officeooo:paragraph-rsid="000b594e"/>
    </style:style>
    <style:style style:name="T1" style:family="text">
      <style:text-properties officeooo:rsid="000b594e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Jobs &amp; Occupations.</text:p>
      <text:p text:style-name="P1"/>
      <text:section text:style-name="Sect1" text:name="Section1">
        <text:p text:style-name="P3">accountant.</text:p>
        <text:p text:style-name="P3">actor.</text:p>
        <text:p text:style-name="P3">actress.</text:p>
        <text:p text:style-name="P3">architect.</text:p>
        <text:p text:style-name="P3">artist</text:p>
        <text:p text:style-name="P3">baker.</text:p>
        <text:p text:style-name="P3">ballerina.</text:p>
        <text:p text:style-name="P3">businessman.</text:p>
        <text:p text:style-name="P3">carpenter.</text:p>
        <text:p text:style-name="P3">chef.</text:p>
        <text:p text:style-name="P3">clown.</text:p>
        <text:p text:style-name="P3">cook.</text:p>
        <text:p text:style-name="P3">delivery boy.</text:p>
        <text:p text:style-name="P3">doctor.</text:p>
        <text:p text:style-name="P3">driver.</text:p>
        <text:p text:style-name="P3">electrician</text:p>
        <text:p text:style-name="P3">engineer.</text:p>
        <text:p text:style-name="P3">farmer.</text:p>
        <text:p text:style-name="P3">firefighter.</text:p>
        <text:p text:style-name="P3">flight attendant</text:p>
        <text:p text:style-name="P3">hairdresser.</text:p>
        <text:p text:style-name="P3">lawyer.</text:p>
        <text:p text:style-name="P3">lifeguard.</text:p>
        <text:p text:style-name="P3">magician.</text:p>
        <text:p text:style-name="P3">maid.</text:p>
        <text:p text:style-name="P3">musician.</text:p>
        <text:p text:style-name="P3">nurse.</text:p>
        <text:p text:style-name="P3">photographer.</text:p>
        <text:p text:style-name="P2">Physiotherapist</text:p>
        <text:p text:style-name="P3">pilot.</text:p>
        <text:p text:style-name="P3">plumber.</text:p>
        <text:p text:style-name="P3">policeman.</text:p>
        <text:p text:style-name="P3">politician.</text:p>
        <text:p text:style-name="P3">psychologist.</text:p>
        <text:p text:style-name="P3">race driver</text:p>
        <text:p text:style-name="P3">receptionist.</text:p>
        <text:p text:style-name="P3">reporter.</text:p>
        <text:p text:style-name="P3">scientist.</text:p>
        <text:p text:style-name="P3">secretary.</text:p>
        <text:p text:style-name="P3">shop assistant.</text:p>
        <text:p text:style-name="P3">singer.</text:p>
        <text:p text:style-name="P3">soccer player.</text:p>
        <text:p text:style-name="P3">teacher.</text:p>
        <text:p text:style-name="P2">Therapist</text:p>
        <text:p text:style-name="P3">tour guide.</text:p>
        <text:p text:style-name="P3">vet.</text:p>
        <text:p text:style-name="P3">waiter.</text:p>
        <text:p text:style-name="P3">web designer.</text:p>
        <text:p text:style-name="P3">worker. </text:p>
        <text:p text:style-name="P3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3T01:59:37.475000000</dc:date>
    <dc:creator>E G</dc:creator>
    <meta:editing-duration>PT12M21S</meta:editing-duration>
    <meta:editing-cycles>1</meta:editing-cycles>
    <meta:document-statistic meta:table-count="0" meta:image-count="0" meta:object-count="0" meta:page-count="1" meta:paragraph-count="50" meta:word-count="59" meta:character-count="479" meta:non-whitespace-character-count="469"/>
    <meta:generator>LibreOffice/7.3.4.2$Windows_X86_64 LibreOffice_project/728fec16bd5f605073805c3c9e7c4212a0120dc5</meta:generator>
  </office:meta>
</office:document-meta>
</file>